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Демон wliotproxyd предназначен для подключения устройств, сбора данных и управления устройствами. Для взаимодействия с устройствами используется текстовый протокол, описанный в документе: <text:a xlink:type="simple" xlink:href="http://wl.unn.ru/ftp/public/IoT/Alterozoom/Alterozoom%20IoT%20protocol%20ptp.pdf" text:style-name="Internet_20_link" text:visited-style-name="Visited_20_Internet_20_Link">http://wl.unn.ru/ftp/public/IoT/Alterozoom/Alterozoom IoT protocol ptp.pdf</text:a>.<text:line-break/><text:line-break/>Для сборки и установки демона требуется:<text:line-break/>1. Библиотеки Qt версии 5.4 и выше.<text:line-break/>2. Система сборки qbs<text:line-break/><text:line-break/>Порядок установки:<text:line-break/>1. Скачать архив и распаковать его <text:a xlink:type="simple" xlink:href="http://wl.unn.ru/ftp/public/IoT/Alterozoom/ArduinoRpc.zip" text:style-name="Internet_20_link" text:visited-style-name="Visited_20_Internet_20_Link">http://wl.unn.ru/ftp/public/IoT/Alterozoom/ArduinoRpc.zip</text:a><text:line-break/>2. Зайти из командной строки в директорию IotProxyServer и выполнить сборку с помощью qbs (команда "qbs build release"). После сборки появится директория с названием qtc_5_4_2_sy_8bd6a360-release или похожим (начинающимся с qtc_ или qbs_).<text:line-break/>3. Выполнить "sudo qbs install --install-root /" для установки приложения.<text:line-break/>4. Скопировать файл IotProxyServerApp/wliotproxyd.ini в /etc и файл IotProxyServerApp/wliotproxyd.service в /usr/lib/systemd/system<text:line-break/>5. Отредактровать файл /etc/wliotproxyd.ini<text:line-break/>6. Выполнить "sudo systemctl enable wliotproxyd" и "systemctl start wlitproxyd".<text:line-break/><text:line-break/>Подключение устройств к серверу IoT от Alterozoom.<text:line-break/>1. Установить и настроить iotkit-agent по инструкции (<text:a xlink:type="simple" xlink:href="https://alterozoom.com/ru/documents/19195.html" text:style-name="Internet_20_link" text:visited-style-name="Visited_20_Internet_20_Link">https://alterozoom.com/ru/documents/19195.html</text:a>)<text:line-break/>2. Подключить устройства, запустить wliotproxyd.<text:line-break/>3. Подключить нужные датчики с устройств к базе данных wliotproxyd команд "wliotproxy add_sensor …" (см. "wliotproxy --help" для списка команд, "wliotproxy --help &lt;command&gt;" <text:s/>для получения информации по команде).<text:line-break/>4. Привязать датчики к iotkit-agent с помощью команды "wliotproxy bind_sensor ...", предварительно зарегистрировах их в iotkit-agent.</text:p>
      <text:p text:style-name="Text_20_body">Пример подключения устройства. Есть устройство с идентификатором {56d781fa-82a3-4f05-b196-f5532dbc29ed} и серсорами "tempature1" и "humidity1" (например, Arduino с датчиком dht11).<text:line-break/>Выполняем следующие команды:<text:line-break/>$ iotkit-admin register iotkit_temperature_sensor temperature.v1.0<text:line-break/>$ wliotproxy add_sensor {56d781fa-82a3-4f05-b196-f5532dbc29ed} tempature1 continuous add_global_time<text:line-break/>$ wliotproxy bind_sensor iotkit-agent {56d781fa-82a3-4f05-b196-f5532dbc29ed} tempature1 sensor_name:iotkit_temperature_sens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7-08-18T16:23:33.003726022</meta:creation-date>
    <dc:date>2017-08-18T16:25:53.895225665</dc:date>
    <dc:creator>Денич Андреевич Беспалов</dc:creator>
    <meta:editing-duration>PT2M22S</meta:editing-duration>
    <meta:editing-cycles>2</meta:editing-cycles>
    <meta:generator>LibreOffice/4.4.7.2$Linux_x86 LibreOffice_project/40$Build-2</meta:generator>
    <meta:document-statistic meta:table-count="0" meta:image-count="0" meta:object-count="0" meta:page-count="1" meta:paragraph-count="2" meta:word-count="225" meta:character-count="2101" meta:non-whitespace-character-count="1877"/>
  </office:meta>
</office:document-meta>
</file>